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549bbc"/>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4275d3" officeooo:paragraph-rsid="004275d3"/>
    </style:style>
    <style:style style:name="P16" style:family="paragraph" style:parent-style-name="Subtitle">
      <style:text-properties fo:language="en" fo:country="US"/>
    </style:style>
    <style:style style:name="P17"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96ce" officeooo:paragraph-rsid="007c96c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a045" officeooo:paragraph-rsid="007da04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fo:language="en" fo:country="US"/>
    </style:style>
    <style:style style:name="P25" style:family="paragraph" style:parent-style-name="Standard">
      <style:text-properties fo:language="en" fo:country="US" officeooo:rsid="00809fc1" officeooo:paragraph-rsid="00809fc1"/>
    </style:style>
    <style:style style:name="P26" style:family="paragraph" style:parent-style-name="Standard">
      <style:text-properties fo:language="en" fo:country="US" officeooo:rsid="008159f0" officeooo:paragraph-rsid="00828bba"/>
    </style:style>
    <style:style style:name="P27" style:family="paragraph" style:parent-style-name="Text_20_body">
      <style:text-properties fo:language="en" fo:country="US"/>
    </style:style>
    <style:style style:name="P28" style:family="paragraph" style:parent-style-name="Contents_20_Heading" style:master-page-name="Index">
      <style:paragraph-properties style:page-number="auto"/>
    </style:style>
    <style:style style:name="P29" style:family="paragraph" style:parent-style-name="Heading_20_1" style:master-page-name="Standard">
      <style:paragraph-properties style:page-number="1"/>
      <style:text-properties fo:language="en" fo:country="U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P32" style:family="paragraph" style:parent-style-name="Heading_20_2">
      <style:paragraph-properties fo:break-before="page"/>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T15" style:family="text">
      <style:text-properties officeooo:rsid="007eee76"/>
    </style:style>
    <style:style style:name="T16" style:family="text">
      <style:text-properties officeooo:rsid="007fe099"/>
    </style:style>
    <style:style style:name="T17" style:family="text">
      <style:text-properties officeooo:rsid="00828bba"/>
    </style:style>
    <style:style style:name="T18" style:family="text">
      <style:text-properties officeooo:rsid="008292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8"><draw:frame draw:style-name="fr3" draw:name="Immagine1" text:anchor-type="as-char" svg:width="8.31cm" svg:height="2.79cm" draw:z-index="74"><draw:image xlink:href="../../Resources/Logos/unimi.png" xlink:type="simple" xlink:show="embed" xlink:actuate="onLoad"/></draw:frame></text:p>
          </table:table-cell>
          <table:table-cell table:style-name="Logos.A1" office:value-type="string">
            <text:p text:style-name="P9"><draw:frame draw:style-name="fr4" draw:name="Immagine2" text:anchor-type="as-char" svg:width="7.83cm" svg:height="2.79cm" draw:z-index="0"><draw:image xlink:href="../../Resources/Logos/logo%20pong.png" xlink:type="simple" xlink:show="embed" xlink:actuate="onLoad"/></draw:frame></text:p>
          </table:table-cell>
        </table:table-row>
      </table:table>
      <text:p text:style-name="P7">Howl’s Moving Castle: another door</text:p>
      <text:p text:style-name="P16">Game design document</text:p>
      <text:p text:style-name="P11"><draw:frame draw:style-name="fr3" draw:name="Immagine16" text:anchor-type="as-char" svg:width="19.001cm" svg:height="13.24cm" draw:z-index="2"><draw:image xlink:href="../../Resources/Levels/Ingary/The%20Waste/Moving%20Castle/pen.png" xlink:type="simple" xlink:show="embed" xlink:actuate="onLoad"/></draw:frame></text:p>
      <text:p text:style-name="P12"><draw:frame draw:style-name="fr4" draw:name="Immagine28" text:anchor-type="as-char" svg:width="4.44cm" svg:height="4.5cm" draw:z-index="76"><draw:image xlink:href="../../Resources/Logos/Team7/complesso.png" xlink:type="simple" xlink:show="embed" xlink:actuate="onLoad"/></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19"><text:a xlink:type="simple" xlink:href="#__RefHeading___Toc154_2204026579" text:style-name="Internet_20_link" text:visited-style-name="Visited_20_Internet_20_Link">Change log<text:tab/>1</text:a></text:p>
          <text:p text:style-name="P19"><text:a xlink:type="simple" xlink:href="#__RefHeading___Toc7696_3993814332" text:style-name="Internet_20_link" text:visited-style-name="Visited_20_Internet_20_Link">High Concepts<text:tab/>2</text:a></text:p>
          <text:p text:style-name="P19"><text:a xlink:type="simple" xlink:href="#__RefHeading___Toc7698_3993814332" text:style-name="Internet_20_link" text:visited-style-name="Visited_20_Internet_20_Link">Settings<text:tab/>3</text:a></text:p>
          <text:p text:style-name="P18"><text:a xlink:type="simple" xlink:href="#__RefHeading___Toc7700_3993814332" text:style-name="Internet_20_link" text:visited-style-name="Visited_20_Internet_20_Link">Ingary<text:tab/>3</text:a></text:p>
          <text:p text:style-name="P18"><text:a xlink:type="simple" xlink:href="#__RefHeading___Toc7702_3993814332" text:style-name="Internet_20_link" text:visited-style-name="Visited_20_Internet_20_Link">Radme<text:tab/>3</text:a></text:p>
          <text:p text:style-name="P18"><text:a xlink:type="simple" xlink:href="#__RefHeading___Toc7704_3993814332" text:style-name="Internet_20_link" text:visited-style-name="Visited_20_Internet_20_Link">Ingary under attack<text:tab/>3</text:a></text:p>
          <text:p text:style-name="P19"><text:a xlink:type="simple" xlink:href="#__RefHeading___Toc7706_3993814332" text:style-name="Internet_20_link" text:visited-style-name="Visited_20_Internet_20_Link">Synopsis<text:tab/>4</text:a></text:p>
          <text:p text:style-name="P18"><text:a xlink:type="simple" xlink:href="#__RefHeading___Toc7708_3993814332" text:style-name="Internet_20_link" text:visited-style-name="Visited_20_Internet_20_Link">First act<text:tab/>4</text:a></text:p>
          <text:p text:style-name="P18"><text:a xlink:type="simple" xlink:href="#__RefHeading___Toc7710_3993814332" text:style-name="Internet_20_link" text:visited-style-name="Visited_20_Internet_20_Link">Second act<text:tab/>4</text:a></text:p>
          <text:p text:style-name="P18"><text:a xlink:type="simple" xlink:href="#__RefHeading___Toc7712_3993814332" text:style-name="Internet_20_link" text:visited-style-name="Visited_20_Internet_20_Link">Third act<text:tab/>4</text:a></text:p>
          <text:p text:style-name="P19"><text:a xlink:type="simple" xlink:href="#__RefHeading___Toc7714_3993814332" text:style-name="Internet_20_link" text:visited-style-name="Visited_20_Internet_20_Link">Themes<text:tab/>5</text:a></text:p>
          <text:p text:style-name="P19"><text:a xlink:type="simple" xlink:href="#__RefHeading___Toc986_2253640035" text:style-name="Internet_20_link" text:visited-style-name="Visited_20_Internet_20_Link">Goal outline<text:tab/>5</text:a></text:p>
          <text:p text:style-name="P19"><text:a xlink:type="simple" xlink:href="#__RefHeading___Toc182_2204026579" text:style-name="Internet_20_link" text:visited-style-name="Visited_20_Internet_20_Link">World diagram<text:tab/>6</text:a></text:p>
          <text:p text:style-name="P19"><text:a xlink:type="simple" xlink:href="#__RefHeading___Toc1588_3379591527" text:style-name="Internet_20_link" text:visited-style-name="Visited_20_Internet_20_Link">Story flowchart<text:tab/>7</text:a></text:p>
          <text:p text:style-name="P19"><text:a xlink:type="simple" xlink:href="#__RefHeading___Toc1557_2253640035" text:style-name="Internet_20_link" text:visited-style-name="Visited_20_Internet_20_Link">World map<text:tab/>8</text:a></text:p>
          <text:p text:style-name="P19"><text:a xlink:type="simple" xlink:href="#__RefHeading___Toc194_2204026579" text:style-name="Internet_20_link" text:visited-style-name="Visited_20_Internet_20_Link">Characters<text:tab/>9</text:a></text:p>
          <text:p text:style-name="P18"><text:a xlink:type="simple" xlink:href="#__RefHeading___Toc1060_3726282123" text:style-name="Internet_20_link" text:visited-style-name="Visited_20_Internet_20_Link">Sophie Hatter<text:tab/>9</text:a></text:p>
          <text:p text:style-name="P18"><text:a xlink:type="simple" xlink:href="#__RefHeading___Toc1062_3726282123" text:style-name="Internet_20_link" text:visited-style-name="Visited_20_Internet_20_Link">Howl<text:tab/>10</text:a></text:p>
          <text:p text:style-name="P18"><text:a xlink:type="simple" xlink:href="#__RefHeading___Toc10179_616419987" text:style-name="Internet_20_link" text:visited-style-name="Visited_20_Internet_20_Link">Orphan child<text:tab/>11</text:a></text:p>
          <text:p text:style-name="P18"><text:a xlink:type="simple" xlink:href="#__RefHeading___Toc2235_3626834494" text:style-name="Internet_20_link" text:visited-style-name="Visited_20_Internet_20_Link">Layton<text:tab/>12</text:a></text:p>
          <text:p text:style-name="P18"><text:a xlink:type="simple" xlink:href="#__RefHeading___Toc1070_3726282123" text:style-name="Internet_20_link" text:visited-style-name="Visited_20_Internet_20_Link">Madame Suliman<text:tab/>13</text:a></text:p>
          <text:p text:style-name="P18"><text:a xlink:type="simple" xlink:href="#__RefHeading___Toc1072_3726282123" text:style-name="Internet_20_link" text:visited-style-name="Visited_20_Internet_20_Link">Calcifer<text:tab/>14</text:a></text:p>
          <text:p text:style-name="P18"><text:a xlink:type="simple" xlink:href="#__RefHeading___Toc1074_3726282123" text:style-name="Internet_20_link" text:visited-style-name="Visited_20_Internet_20_Link">Heen<text:tab/>15</text:a></text:p>
          <text:p text:style-name="P18"><text:a xlink:type="simple" xlink:href="#__RefHeading___Toc1118_3955682872" text:style-name="Internet_20_link" text:visited-style-name="Visited_20_Internet_20_Link">King Beuron<text:tab/>16</text:a></text:p>
          <text:p text:style-name="P18"><text:a xlink:type="simple" xlink:href="#__RefHeading___Toc10181_616419987" text:style-name="Internet_20_link" text:visited-style-name="Visited_20_Internet_20_Link">Ben<text:tab/>17</text:a></text:p>
          <text:p text:style-name="P18"><text:a xlink:type="simple" xlink:href="#__RefHeading___Toc1076_3726282123" text:style-name="Internet_20_link" text:visited-style-name="Visited_20_Internet_20_Link">Markl<text:tab/>18</text:a></text:p>
          <text:p text:style-name="P18"><text:a xlink:type="simple" xlink:href="#__RefHeading___Toc1078_3726282123" text:style-name="Internet_20_link" text:visited-style-name="Visited_20_Internet_20_Link">Witch of the Waste<text:tab/>19</text:a></text:p>
          <text:p text:style-name="P19"><text:a xlink:type="simple" xlink:href="#__RefHeading___Toc2147_3626834494" text:style-name="Internet_20_link" text:visited-style-name="Visited_20_Internet_20_Link">Characters relationships<text:tab/>20</text:a></text:p>
          <text:p text:style-name="P18"><text:a xlink:type="simple" xlink:href="#__RefHeading___Toc2149_3626834494" text:style-name="Internet_20_link" text:visited-style-name="Visited_20_Internet_20_Link">During apprenticeship<text:tab/>20</text:a></text:p>
          <text:p text:style-name="P18"><text:a xlink:type="simple" xlink:href="#__RefHeading___Toc2151_3626834494" text:style-name="Internet_20_link" text:visited-style-name="Visited_20_Internet_20_Link">Beginning of Act 1<text:tab/>20</text:a></text:p>
          <text:p text:style-name="P18"><text:a xlink:type="simple" xlink:href="#__RefHeading___Toc2153_3626834494" text:style-name="Internet_20_link" text:visited-style-name="Visited_20_Internet_20_Link">Ending of Act 1<text:tab/>21</text:a></text:p>
          <text:p text:style-name="P18"><text:a xlink:type="simple" xlink:href="#__RefHeading___Toc2155_3626834494" text:style-name="Internet_20_link" text:visited-style-name="Visited_20_Internet_20_Link">Ending of Act 2<text:tab/>21</text:a></text:p>
          <text:p text:style-name="P19"><text:a xlink:type="simple" xlink:href="#__RefHeading___Toc1975_4218539201" text:style-name="Internet_20_link" text:visited-style-name="Visited_20_Internet_20_Link">Enemies<text:tab/>22</text:a></text:p>
          <text:p text:style-name="P19"><text:a xlink:type="simple" xlink:href="#__RefHeading___Toc1977_4218539201" text:style-name="Internet_20_link" text:visited-style-name="Visited_20_Internet_20_Link">Weapons<text:tab/>23</text:a></text:p>
          <text:p text:style-name="P19"><text:a xlink:type="simple" xlink:href="#__RefHeading___Toc1979_4218539201" text:style-name="Internet_20_link" text:visited-style-name="Visited_20_Internet_20_Link">Fights outcomes<text:tab/>24</text:a></text:p>
          <text:p text:style-name="P19"><text:a xlink:type="simple" xlink:href="#__RefHeading___Toc1981_4218539201" text:style-name="Internet_20_link" text:visited-style-name="Visited_20_Internet_20_Link">Additional reference images<text:tab/>25</text:a></text:p>
          <text:p text:style-name="P18"><text:a xlink:type="simple" xlink:href="#__RefHeading___Toc3312_4218539201" text:style-name="Internet_20_link" text:visited-style-name="Visited_20_Internet_20_Link">Settings<text:tab/>25</text:a></text:p>
          <text:p text:style-name="P20"><text:a xlink:type="simple" xlink:href="#__RefHeading___Toc4422_4218539201" text:style-name="Internet_20_link" text:visited-style-name="Visited_20_Internet_20_Link">Ingary<text:tab/>25</text:a></text:p>
          <text:p text:style-name="P21"><text:a xlink:type="simple" xlink:href="#__RefHeading___Toc4424_4218539201" text:style-name="Internet_20_link" text:visited-style-name="Visited_20_Internet_20_Link">Kingsbury<text:tab/>25</text:a></text:p>
          <text:p text:style-name="P21"><text:a xlink:type="simple" xlink:href="#__RefHeading___Toc4426_4218539201" text:style-name="Internet_20_link" text:visited-style-name="Visited_20_Internet_20_Link">Porthaven<text:tab/>25</text:a></text:p>
          <text:p text:style-name="P21"><text:a xlink:type="simple" xlink:href="#__RefHeading___Toc4428_4218539201" text:style-name="Internet_20_link" text:visited-style-name="Visited_20_Internet_20_Link">The waste<text:tab/>25</text:a></text:p>
          <text:p text:style-name="P20"><text:a xlink:type="simple" xlink:href="#__RefHeading___Toc4430_4218539201" text:style-name="Internet_20_link" text:visited-style-name="Visited_20_Internet_20_Link">Radme<text:tab/>26</text:a></text:p>
          <text:p text:style-name="P21"><text:a xlink:type="simple" xlink:href="#__RefHeading___Toc4432_4218539201" text:style-name="Internet_20_link" text:visited-style-name="Visited_20_Internet_20_Link">Cal<text:tab/>26</text:a></text:p>
          <text:p text:style-name="P21"><text:a xlink:type="simple" xlink:href="#__RefHeading___Toc4434_4218539201" text:style-name="Internet_20_link" text:visited-style-name="Visited_20_Internet_20_Link">Clearing<text:tab/>26</text:a></text:p>
          <text:p text:style-name="P21"><text:soft-page-break/><text:a xlink:type="simple" xlink:href="#__RefHeading___Toc4436_4218539201" text:style-name="Internet_20_link" text:visited-style-name="Visited_20_Internet_20_Link">Dark Mountain<text:tab/>27</text:a></text:p>
          <text:p text:style-name="P21"><text:a xlink:type="simple" xlink:href="#__RefHeading___Toc4438_4218539201" text:style-name="Internet_20_link" text:visited-style-name="Visited_20_Internet_20_Link">Roaring Hills<text:tab/>27</text:a></text:p>
          <text:p text:style-name="P21"><text:a xlink:type="simple" xlink:href="#__RefHeading___Toc4440_4218539201" text:style-name="Internet_20_link" text:visited-style-name="Visited_20_Internet_20_Link">Salt Marina<text:tab/>27</text:a></text:p>
          <text:p text:style-name="P21"><text:a xlink:type="simple" xlink:href="#__RefHeading___Toc4442_4218539201" text:style-name="Internet_20_link" text:visited-style-name="Visited_20_Internet_20_Link">Swamps<text:tab/>28</text:a></text:p>
        </text:index-body>
      </text:table-of-content>
      <text:p text:style-name="P11"/>
      <text:h text:style-name="P29"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5">Dettori</text:p>
          </table:table-cell>
          <table:table-cell table:style-name="Changelog.B3" office:value-type="string">
            <text:p text:style-name="P5">17/11/2018</text:p>
          </table:table-cell>
          <table:table-cell table:style-name="Changelog.B3" office:value-type="string">
            <text:p text:style-name="P5">Modified story flowchart</text:p>
          </table:table-cell>
        </table:table-row>
        <table:table-row table:style-name="Changelog.10">
          <table:table-cell table:style-name="Changelog.A2" office:value-type="string">
            <text:p text:style-name="P22">Iervolino</text:p>
          </table:table-cell>
          <table:table-cell table:style-name="Changelog.B2" office:value-type="string">
            <text:p text:style-name="P22">17/11/2018</text:p>
          </table:table-cell>
          <table:table-cell table:style-name="Changelog.B2" office:value-type="string">
            <text:p text:style-name="P23">Added Main story</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1">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p text:style-name="P24"/>
      <text:p text:style-name="P24"/>
      <text:p text:style-name="P25">Main Story</text:p>
      <text:p text:style-name="P25"/>
      <text:p text:style-name="P26">The wizard Layton, a devout apprentice of Suliman, is envious of Howl, who quickly becomes better than him, conquering Suliman's benevolence. He tries to trick Howl into stealing Calcifer, but he fails and he is exiled by Howl on Radme, where he lies locked up in an urn with the spirits of despair. Once free he sows the spirits (which he has learned to control) throughout Radme, conquering the diseased brain of king Beuron of Cal and beginning Howl's search overseas. Here Suliman is soon alerted by Layton's monsters, and invites Howl to investigate. Howl denies his involvement in the appearance of the monsters and refuses the collaboration of Suliman, then goes to investigate on his own in Cal, where he frees Beuron, who flees in a camp outside the city. Escorted by Beuron's most loyal guards Howl proceeds through the swamps where Layton awaits him. At the river they fight and Layton <text:span text:style-name="T17">has the best</text:span>. He extracts from Howl a magical sphere that represents his experience (and which will increase his powers) and transforms him into a child, after <text:span text:style-name="T17">that</text:span> he lets him drown and takes the mental control of the escort that Beuron had flanked to Howl. Howl survives <text:span text:style-name="T17">carried by the river current</text:span>, and when he reaches Cal, is saved by Ben, a sentinel left in the capital to foment resistance from Beuron, who exchanges <text:span text:style-name="T17">him</text:span> for an orphan boy, in fact Howl has no memory. </text:p>
      <text:p text:style-name="P26">Meanwhile, Sophie and her friends asked Suliman what happened to Howl, alarmed by his disappearance. They add to the <text:span text:style-name="T17">team </text:span>Heen, a human-dog that <text:span text:style-name="T17">leaves willingly for</text:span> Radme, where many of <text:span text:style-name="T17">hi</text:span>s human parts are hidden. After rapidly refining their fighting skills <text:span text:style-name="T17">they </text:span>proceed to Radme, where they follow a network of runaway imm<text:span text:style-name="T17">une</text:span> to the slime, until they reach the capital. <text:span text:style-name="T17">H</text:span>ere they meet Ben and the little Howl (the sdl note<text:span text:style-name="T17">s</text:span> that <text:span text:style-name="T17">he </text:span>has a strange symbol on his neck), and eager to know what happened to their friend <text:span text:style-name="T18">they i</text:span>nfiltrate the castle to interrogate the escort that Beuron <text:span text:style-name="T18">gived</text:span> to Howl when he <text:span text:style-name="T18">has been defeated</text:span>, locked up <text:span text:style-name="T18">in the castle</text:span> by Layton. These soldiers tell of Howl's drowning, <text:span text:style-name="T18">than</text:span>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text:span text:style-name="T18">he </text:span>reveals <text:span text:style-name="T18">how he</text:span> defeated Howl marching him on the neck, and <text:span text:style-name="T18">hoe he </text:span>now use<text:span text:style-name="T18">s</text:span> his experience as an ornament at the castle, <text:span text:style-name="T18">he </text:span>also says <text:span text:style-name="T18">that</text:span> wants to leave for Ingary, where he will defeat Suliman. The SDL reveals that the orphaned child <text:span text:style-name="T18">in the capital </text:span>could be Howl, and <text:span text:style-name="T18">than the team</text:span> heartened proceed to Layton's fortress, <text:span text:style-name="T18">beyond</text:span> the swamps, where <text:span text:style-name="T18">they</text:span> recover <text:span text:style-name="T18">the Howl’s</text:span> experience. Returning to Cal Howl regains his normal appearance, and reunited <text:span text:style-name="T18">they</text:span> leave for Ingary, where they will defeat Layton, who is rapidly spreading terror.</text:p>
      <text:h text:style-name="P30" text:outline-level="1"><text:bookmark-start text:name="__RefHeading___Toc7698_3993814332"/>Settings<text:bookmark-end text:name="__RefHeading___Toc7698_3993814332"/></text:h>
      <text:p text:style-name="P15">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8"><draw:image xlink:href="../../Resources/Levels/Ingary/flag.jpg" xlink:type="simple" xlink:show="embed" xlink:actuate="onLoad"/></draw:frame><text:bookmark-end text:name="__RefHeading___Toc7700_3993814332"/></text:h>
      <text:p text:style-name="P11">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2"><draw:image xlink:href="../../Resources/Levels/Ingary/Kingsbury/Kingsbury.jpg" xlink:type="simple" xlink:show="embed" xlink:actuate="onLoad"/></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4"><draw:image xlink:href="../../Resources/Levels/Ingary/Porthaven/Porthaven.jpg" xlink:type="simple" xlink:show="embed" xlink:actuate="onLoad"/></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5"><draw:image xlink:href="../../Resources/Levels/Ingary/The%20Waste/Folding%20Valley/Folding%20Valley.jpg" xlink:type="simple" xlink:show="embed" xlink:actuate="onLoad"/></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80"><draw:image xlink:href="../../Resources/Levels/Radme/Flag.png" xlink:type="simple" xlink:show="embed" xlink:actuate="onLoad"/></draw:fra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6"><draw:image xlink:href="../../Resources/Levels/Radme/Salt%20Marina/Salt%20Marina.jpg" xlink:type="simple" xlink:show="embed" xlink:actuate="onLoad"/></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30"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30"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31" text:outline-level="1"><text:bookmark-start text:name="__RefHeading___Toc182_2204026579"/>World diagram<text:bookmark-end text:name="__RefHeading___Toc182_2204026579"/></text:h>
      <text:p text:style-name="P14"><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31" text:outline-level="1"><text:bookmark-start text:name="__RefHeading___Toc1588_3379591527"/>Story flowchart<text:bookmark-end text:name="__RefHeading___Toc1588_3379591527"/></text:h>
      <text:p text:style-name="P12"><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46"><draw:image xlink:href="../Story%20FlowChart.png" xlink:type="simple" xlink:show="embed" xlink:actuate="onLoad"/></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31" text:outline-level="1"><text:bookmark-start text:name="__RefHeading___Toc1557_2253640035"/>World map<text:bookmark-end text:name="__RefHeading___Toc1557_2253640035"/></text:h>
      <text:p text:style-name="P12"><draw:frame draw:style-name="fr4" draw:name="Immagine12" text:anchor-type="as-char" svg:width="17.311cm" svg:height="24.04cm" draw:z-index="3"><draw:image xlink:href="../../Resources/Levels/world.png" xlink:type="simple" xlink:show="embed" xlink:actuate="onLoad"/></draw:frame></text:p>
      <text:h text:style-name="P31"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1"><draw:frame draw:style-name="fr6" draw:name="Immagine3" text:anchor-type="paragraph" svg:width="5.001cm" svg:height="5.001cm" draw:z-index="1"><draw:image xlink:href="../../Resources/Characters/Sophie%20Hatter/sophie%20hatter.jpg" xlink:type="simple" xlink:show="embed" xlink:actuate="onLoad"/></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4"><draw:frame draw:style-name="fr8" draw:name="Immagine13" text:anchor-type="as-char" svg:y="-0.572cm" svg:width="16.136cm" svg:height="10.594cm" draw:z-index="97"><draw:image xlink:href="../../Resources/Characters/Sophie%20Hatter/Sophie%20Interpersonal%20Circumplex.png" xlink:type="simple" xlink:show="embed" xlink:actuate="onLoad"/></draw:frame></text:p>
      <text:h text:style-name="P32"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4" draw:name="Immagine14" text:anchor-type="as-char" svg:width="15.109cm" svg:height="11.591cm" draw:z-index="13"><draw:image xlink:href="../../Resources/Characters/Howl%20Jenkins%20Pendragon/Howl%20Interpersonal%20Circumplex.png" xlink:type="simple" xlink:show="embed" xlink:actuate="onLoad"/></draw:frame></text:p>
      <text:h text:style-name="P32"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draw:frame>The orphan child is extremely cheerful and lively, but at the same time almost dumb and without memory. <text:span text:style-name="T7">He</text:span> follows Ben everywhere he goes, sometimes even without his permission. Aesthetically remembers Howl, but it is very dirty.</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6"><draw:frame draw:style-name="fr11" draw:name="Immagine30" text:anchor-type="as-char" svg:y="-4.932cm" svg:width="14.656cm" svg:height="11.241cm" draw:z-index="99"><draw:image xlink:href="../../Resources/Characters/Orphan%20child/Orphan%20child%20Interpersonal%20Circumplex.png" xlink:type="simple" xlink:show="embed" xlink:actuate="onLoad"/></draw:frame></text:p>
      <text:h text:style-name="P32"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text:span text:style-name="T16">his</text:span> liberation.</text:p>
      <text:p text:style-name="P12"><draw:frame draw:style-name="fr13" draw:name="immagini2" text:anchor-type="as-char" svg:width="15.901cm" svg:height="11.589cm" draw:z-index="101"><draw:image xlink:href="../../Resources/Characters/Layton/Layton%20After%20Interpersonal%20Circumplex.png" xlink:type="simple" xlink:show="embed" xlink:actuate="onLoad"/></draw:frame></text:p>
      <text:h text:style-name="P32" text:outline-level="2"><text:bookmark-start text:name="__RefHeading___Toc1070_3726282123"/>Madame Suliman<text:bookmark-end text:name="__RefHeading___Toc1070_3726282123"/></text:h>
      <text:p text:style-name="P11"><draw:frame draw:style-name="fr6" draw:name="Immagine6" text:anchor-type="paragraph" svg:width="5.001cm" svg:height="5.001cm" draw:z-index="6"><draw:image xlink:href="../../Resources/Characters/Madame%20Suliman/Madame%20Suliman.jpg" xlink:type="simple" xlink:show="embed" xlink:actuate="onLoad"/></draw:frame>Suliman is the sorceress of the king of Ingary, and as such is reputed to be the greatest sorceress of the kingdom. She was the teacher of Howl, for whom she is constantly apprehensive and whose behavior can not explain. Despite h<text:span text:style-name="T16">er</text:span>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6"><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draw:frame></text:span></text:p>
      <text:h text:style-name="P32" text:outline-level="2"><text:bookmark-start text:name="__RefHeading___Toc1072_3726282123"/>Calcifer<text:bookmark-end text:name="__RefHeading___Toc1072_3726282123"/></text:h>
      <text:p text:style-name="P11"><draw:frame draw:style-name="fr9" draw:name="Immagine8" text:anchor-type="paragraph" svg:width="5.001cm" svg:height="5.001cm" draw:z-index="7"><draw:image xlink:href="../../Resources/Characters/Calcifer/Calcifer.png" xlink:type="simple" xlink:show="embed" xlink:actuate="onLoad"/></draw:frame>Calcifer is a young and powerful fire demon, freed from the magical power of Sophie. Now <text:span text:style-name="T16">he</text:span> is extremely autonomous and can move to his liking. <text:span text:style-name="T16">He’</text:span>s able to amplify the magical power of mages with whom <text:span text:style-name="T16">he</text:span> has a deep bond. He often moves inside an exoskeleton, such as a knight’s armor, which allows him to disguise himself among the people. <text:span text:style-name="T16">He</text:span> is capricious and easily complains, bu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draw:frame></text:p>
      <text:h text:style-name="P32"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2"><draw:frame draw:style-name="fr4" draw:name="Immagine19" text:anchor-type="as-char" svg:width="15.109cm" svg:height="11.591cm" draw:z-index="103"><draw:image xlink:href="../../Resources/Characters/Heen/Heen%20Interpersonal%20Circumplex.png" xlink:type="simple" xlink:show="embed" xlink:actuate="onLoad"/></draw:frame></text:p>
      <text:h text:style-name="P32"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text:span text:style-name="T15">He</text:span> allowed the continent to develop quickly, which soon led to compete with Ingary. The sudden death due to illness of his two sons leads him to depression, and Layton easily makes him fall under his clutches.</text:p>
      <text:p text:style-name="P6"><draw:frame draw:style-name="fr7" draw:name="immagini1" text:anchor-type="paragraph" svg:x="1.947cm" svg:y="0.404cm" svg:width="15.108cm" svg:height="11.589cm" draw:z-index="20"><draw:image xlink:href="../../Resources/Characters/King%20Beuron/King%20Beuron%20Interpersonal%20Circumplex.png" xlink:type="simple" xlink:show="embed" xlink:actuate="onLoad"/></draw:frame></text:p>
      <text:h text:style-name="P32"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3"><draw:frame draw:style-name="fr4" draw:name="Immagine15" text:anchor-type="as-char" svg:width="14.561cm" svg:height="10.612cm" draw:z-index="105"><draw:image xlink:href="../../Resources/Characters/Ben/Ben%20Interpersonal%20Circumplex.png" xlink:type="simple" xlink:show="embed" xlink:actuate="onLoad"/></draw:frame></text:p>
      <text:h text:style-name="P32"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4"><draw:frame draw:style-name="fr14" draw:name="Immagine20" text:anchor-type="as-char" svg:y="-13.46cm" svg:width="15.109cm" svg:height="11.591cm" draw:z-index="107"><draw:image xlink:href="../../Resources/Characters/Markl/Markl%20Interpersonal%20Circumplex.png" xlink:type="simple" xlink:show="embed" xlink:actuate="onLoad"/></draw:frame></text:p>
      <text:h text:style-name="P32" text:outline-level="2"><text:bookmark-start text:name="__RefHeading___Toc1078_3726282123"/>Witch of the Waste<text:bookmark-end text:name="__RefHeading___Toc1078_3726282123"/></text:h>
      <text:p text:style-name="P11"><draw:frame draw:style-name="fr9" draw:name="Immagine11" text:anchor-type="paragraph" svg:width="5.001cm" svg:height="5.001cm" draw:z-index="10"><draw:image xlink:href="../../Resources/Characters/Witch%20of%20the%20Waste/Witch%20of%20the%20Waste.jpg" xlink:type="simple" xlink:show="embed" xlink:actuate="onLoad"/></draw:frame>She’s apparently a completely harmless old woman. She has a great experience with magic but h<text:span text:style-name="T15">er</text:span>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2"><draw:frame draw:style-name="fr4" draw:name="Immagine21" text:anchor-type="as-char" svg:width="16.14cm" svg:height="11.589cm" draw:z-index="17"><draw:image xlink:href="../../Resources/Characters/Witch%20of%20the%20Waste/The%20Witch%20of%20the%20Waste%20Interpersonal%20Circumplex.png" xlink:type="simple" xlink:show="embed" xlink:actuate="onLoad"/></draw:frame></text:p>
      <text:p text:style-name="P17"/>
      <text:h text:style-name="P30"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2"><draw:frame draw:style-name="fr15" draw:name="Immagine27" text:anchor-type="as-char" svg:width="10.319cm" svg:height="10.134cm" draw:z-index="21"><draw:image xlink:href="../../Resources/Characters/Characters%20Maps/characters_map_PAST.png" xlink:type="simple" xlink:show="embed" xlink:actuate="onLoad"/></draw:frame></text:p>
      <text:h text:style-name="Heading_20_2" text:outline-level="2"><text:bookmark-start text:name="__RefHeading___Toc2151_3626834494"/>Beginning of Act 1<text:bookmark-end text:name="__RefHeading___Toc2151_3626834494"/></text:h>
      <text:p text:style-name="P12"><draw:frame draw:style-name="fr16" draw:name="immagini5" text:anchor-type="as-char" svg:width="18.731cm" svg:height="12.67cm" draw:z-index="25"><draw:image xlink:href="../../Resources/Characters/Characters%20Maps/characters_map2_ACT-1.png" xlink:type="simple" xlink:show="embed" xlink:actuate="onLoad"/></draw:frame></text:p>
      <text:h text:style-name="P32" text:outline-level="2"><text:bookmark-start text:name="__RefHeading___Toc2153_3626834494"/>Ending of Act 1<text:bookmark-end text:name="__RefHeading___Toc2153_3626834494"/></text:h>
      <text:p text:style-name="P12"><draw:frame draw:style-name="fr4" draw:name="immagini6" text:anchor-type="as-char" svg:width="17.701cm" svg:height="12.51cm" draw:z-index="26"><draw:image xlink:href="../../Resources/Characters/Characters%20Maps/characters_map3_ACT-1-2.png" xlink:type="simple" xlink:show="embed" xlink:actuate="onLoad"/></draw:frame></text:p>
      <text:h text:style-name="Heading_20_2" text:outline-level="2"><text:bookmark-start text:name="__RefHeading___Toc2155_3626834494"/>Ending of Act 2<text:bookmark-end text:name="__RefHeading___Toc2155_3626834494"/></text:h>
      <text:p text:style-name="P12"><draw:frame draw:style-name="fr4" draw:name="Immagine24" text:anchor-type="as-char" svg:width="16.245cm" svg:height="10.478cm" draw:z-index="31"><draw:image xlink:href="../../Resources/Characters/Characters%20Maps/characters_map4_ACT-2-3.png" xlink:type="simple" xlink:show="embed" xlink:actuate="onLoad"/></draw:frame></text:p>
      <text:h text:style-name="P30"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0"><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0"><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0"><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0"><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5"><draw:image xlink:href="../../Resources/Levels/Radme/Cal/Prison/Cal%20Prison%201.jpg" xlink:type="simple" xlink:show="embed" xlink:actuate="onLoad"/></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0"><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0"/>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0"><draw:frame draw:style-name="fr1" draw:name="Cornice21" text:anchor-type="paragraph" svg:width="6.332cm" draw:z-index="47"><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0"><draw:frame draw:style-name="fr1" draw:name="Cornice22" text:anchor-type="paragraph" svg:width="6.334cm" draw:z-index="48"><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0"><draw:frame draw:style-name="fr1" draw:name="Cornice23" text:anchor-type="paragraph" svg:width="6.334cm" draw:z-index="49"><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0"><draw:frame draw:style-name="fr1" draw:name="Cornice24" text:anchor-type="paragraph" svg:width="6.332cm" draw:z-index="50"><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0"><draw:frame draw:style-name="fr1" draw:name="Cornice25" text:anchor-type="paragraph" svg:width="6.334cm" draw:z-index="52"><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0"><draw:frame draw:style-name="fr1" draw:name="Cornice26" text:anchor-type="paragraph" svg:width="6.334cm" draw:z-index="54"><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0"><draw:frame draw:style-name="fr1" draw:name="Cornice27" text:anchor-type="paragraph" svg:width="6.332cm" draw:z-index="56"><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0"><draw:frame draw:style-name="fr1" draw:name="Cornice28" text:anchor-type="paragraph" svg:width="6.334cm" draw:z-index="58"><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0"><draw:frame draw:style-name="fr1" draw:name="Cornice29" text:anchor-type="paragraph" svg:width="6.334cm" draw:z-index="60"><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0"><draw:frame draw:style-name="fr1" draw:name="Cornice30" text:anchor-type="paragraph" svg:width="6.332cm" draw:z-index="62"><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0"><draw:frame draw:style-name="fr1" draw:name="Cornice31" text:anchor-type="paragraph" svg:width="6.334cm" draw:z-index="64"><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0"><draw:frame draw:style-name="fr1" draw:name="Cornice32" text:anchor-type="paragraph" svg:width="6.334cm" draw:z-index="66"><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8"><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70"><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2"><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8:14:30.965471937</dc:date>
    <meta:editing-duration>PT16H12M42S</meta:editing-duration>
    <meta:editing-cycles>564</meta:editing-cycles>
    <meta:generator>LibreOffice/5.1.6.2$Linux_X86_64 LibreOffice_project/10m0$Build-2</meta:generator>
    <dc:subject>Howl's Moving Castle: another door</dc:subject>
    <dc:title>Howl's Moving Castle: another door - game design document</dc:title>
    <meta:document-statistic meta:table-count="14" meta:image-count="72" meta:object-count="0" meta:page-count="32" meta:paragraph-count="283" meta:word-count="4500" meta:character-count="26223" meta:non-whitespace-character-count="21951"/>
  </office:meta>
</office:document-meta>
</file>